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62cm" table:align="left"/>
    </style:style>
    <style:style style:name="Table1.A" style:family="table-column">
      <style:table-column-properties style:column-width="5.683cm"/>
    </style:style>
    <style:style style:name="Table1.B" style:family="table-column">
      <style:table-column-properties style:column-width="0.714cm"/>
    </style:style>
    <style:style style:name="Table1.E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506cm" table:align="left"/>
    </style:style>
    <style:style style:name="Table2.A" style:family="table-column">
      <style:table-column-properties style:column-width="4.198cm"/>
    </style:style>
    <style:style style:name="Table2.B" style:family="table-column">
      <style:table-column-properties style:column-width="7.30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827cm" table:align="left"/>
    </style:style>
    <style:style style:name="Table3.A" style:family="table-column">
      <style:table-column-properties style:column-width="1.295cm"/>
    </style:style>
    <style:style style:name="Table3.B" style:family="table-column">
      <style:table-column-properties style:column-width="3.186cm"/>
    </style:style>
    <style:style style:name="Table3.C" style:family="table-column">
      <style:table-column-properties style:column-width="3.374cm"/>
    </style:style>
    <style:style style:name="Table3.D" style:family="table-column">
      <style:table-column-properties style:column-width="3.579cm"/>
    </style:style>
    <style:style style:name="Table3.E" style:family="table-column">
      <style:table-column-properties style:column-width="4.39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.<text:line-break/>Now we harden and formalize the <text:span text:style-name="Strong_20_Emphasis">Licensing Section</text:span> as the <text:span text:style-name="Strong_20_Emphasis">commercial authority layer</text:span>, fully aligned with:</text:p>
      <text:list text:style-name="L19">
        <text:list-item>
          <text:p text:style-name="P21">Your Layer maturity philosophy (L0 → L3)</text:p>
        </text:list-item>
        <text:list-item>
          <text:p text:style-name="P21">Vendor-side enforcement architecture</text:p>
        </text:list-item>
        <text:list-item>
          <text:p text:style-name="P21">Concurrency &amp; usage governance model</text:p>
        </text:list-item>
        <text:list-item>
          <text:p text:style-name="P21">Academic–commercial separation rule</text:p>
        </text:list-item>
      </text:list>
      <text:p text:style-name="Text_20_body">This is not UI decoration.<text:line-break/>This is <text:span text:style-name="Strong_20_Emphasis">capability governance infrastructure</text:span>.</text:p>
      <text:p text:style-name="Horizontal_20_Line"/>
      <text:h text:style-name="Heading_20_1" text:outline-level="1">💳 ADMIN DASHBOARD — LICENSING SECTION</text:h>
      <text:p text:style-name="Text_20_body"><text:span text:style-name="Strong_20_Emphasis">Commercial Control &amp; Capability Governance Layer</text:span></text:p>
      <text:p text:style-name="Horizontal_20_Line"/>
      <text:h text:style-name="Heading_20_1" text:outline-level="1">0️⃣ CORE ARCHITECTURAL RULE</text:h>
      <text:p text:style-name="Text_20_body">Licensing governs:</text:p>
      <text:list text:style-name="L20">
        <text:list-item>
          <text:p text:style-name="P22">Feature availability</text:p>
        </text:list-item>
        <text:list-item>
          <text:p text:style-name="P22">Mode activation</text:p>
        </text:list-item>
        <text:list-item>
          <text:p text:style-name="P22">Dashboard visibility</text:p>
        </text:list-item>
        <text:list-item>
          <text:p text:style-name="P22">Enforcement logic activation</text:p>
        </text:list-item>
        <text:list-item>
          <text:p text:style-name="P22">Billing eligibility</text:p>
        </text:list-item>
        <text:list-item>
          <text:p text:style-name="P22">Upgrade path</text:p>
        </text:list-item>
      </text:list>
      <text:p text:style-name="Text_20_body">Licensing does NOT govern:</text:p>
      <text:list text:style-name="L21">
        <text:list-item>
          <text:p text:style-name="P23">Academic scoring</text:p>
        </text:list-item>
        <text:list-item>
          <text:p text:style-name="P23">Risk computation</text:p>
        </text:list-item>
        <text:list-item>
          <text:p text:style-name="P23">Test analytics</text:p>
        </text:list-item>
        <text:list-item>
          <text:p text:style-name="P23">Student evaluation</text:p>
        </text:list-item>
      </text:list>
      <text:p text:style-name="Text_20_body">Those remain inside academic domain.</text:p>
      <text:p text:style-name="Text_20_body">Vendor side remains authoritative for:</text:p>
      <text:list text:style-name="L22">
        <text:list-item>
          <text:p text:style-name="P24">Concurrency enforcement</text:p>
        </text:list-item>
        <text:list-item>
          <text:p text:style-name="P24">MaxStudents enforcement</text:p>
        </text:list-item>
        <text:list-item>
          <text:p text:style-name="P24"><text:soft-page-break/>Usage accounting</text:p>
        </text:list-item>
        <text:list-item>
          <text:p text:style-name="P24">License validity<text:line-break/>As defined in the vendor-side architecture</text:p>
        </text:list-item>
      </text:list>
      <text:p text:style-name="Horizontal_20_Line"/>
      <text:h text:style-name="Heading_20_1" text:outline-level="1">1️⃣ NAVIGATION STRUCTURE</text:h>
      <text:p text:style-name="Preformatted_20_Text"><text:span text:style-name="Source_20_Text">Licensing</text:span></text:p>
      <text:p text:style-name="Preformatted_20_Text"><text:span text:style-name="Source_20_Text"><text:s text:c="3"/>├── Current Plan</text:span></text:p>
      <text:p text:style-name="Preformatted_20_Text"><text:span text:style-name="Source_20_Text"><text:s text:c="3"/>├── Feature Matrix</text:span></text:p>
      <text:p text:style-name="Preformatted_20_Text"><text:span text:style-name="Source_20_Text"><text:s text:c="3"/>├── Eligibility Progress</text:span></text:p>
      <text:p text:style-name="Preformatted_20_Text"><text:span text:style-name="Source_20_Text"><text:s text:c="3"/>├── Usage &amp; Billing</text:span></text:p>
      <text:p text:style-name="Preformatted_20_Text"><text:span text:style-name="Source_20_Text"><text:s text:c="3"/>├── Upgrade Preview</text:span></text:p>
      <text:p text:style-name="P1"><text:span text:style-name="Source_20_Text"><text:s text:c="3"/>├── License History</text:span></text:p>
      <text:p text:style-name="Text_20_body">All visible across L0–L3.<text:line-break/>Content adapts based on currentLayer.</text:p>
      <text:p text:style-name="Horizontal_20_Line"/>
      <text:h text:style-name="Heading_20_1" text:outline-level="1">2️⃣ CURRENT PLAN</text:h>
      <text:h text:style-name="Heading_20_2" text:outline-level="2">Purpose</text:h>
      <text:p text:style-name="Text_20_body">Single source of truth for institute capability state.</text:p>
      <text:h text:style-name="Heading_20_2" text:outline-level="2">Data Source</text:h>
      <text:p text:style-name="P1"><text:span text:style-name="Source_20_Text">institutes/{id}/license <text:s text:c="2"/>(HOT document)</text:span></text:p>
      <text:p text:style-name="Text_20_body">Server-signed, vendor-controlled.</text:p>
      <text:p text:style-name="Horizontal_20_Line"/>
      <text:h text:style-name="Heading_20_2" text:outline-level="2">UI Components</text:h>
      <text:p text:style-name="Text_20_body">Display:</text:p>
      <text:list text:style-name="L23">
        <text:list-item>
          <text:p text:style-name="P25">Current Layer (L0 / L1 / L2 / L3)</text:p>
        </text:list-item>
        <text:list-item>
          <text:p text:style-name="P25">Plan Name</text:p>
        </text:list-item>
        <text:list-item>
          <text:p text:style-name="P25">License Start Date</text:p>
        </text:list-item>
        <text:list-item>
          <text:p text:style-name="P25">Expiry Date</text:p>
        </text:list-item>
        <text:list-item>
          <text:p text:style-name="P25">Renewal Date</text:p>
        </text:list-item>
        <text:list-item>
          <text:p text:style-name="P25">Billing Cycle (Monthly / Annual)</text:p>
        </text:list-item>
        <text:list-item>
          <text:p text:style-name="P25">Active Student Count (current month)</text:p>
        </text:list-item>
        <text:list-item>
          <text:p text:style-name="P25">Max Student Limit</text:p>
        </text:list-item>
        <text:list-item>
          <text:p text:style-name="P25"><text:soft-page-break/>Concurrency Limit</text:p>
        </text:list-item>
        <text:list-item>
          <text:p text:style-name="P25">Usage This Month (Attempts)</text:p>
        </text:list-item>
      </text:list>
      <text:p text:style-name="Horizontal_20_Line"/>
      <text:h text:style-name="Heading_20_3" text:outline-level="3">Layer Badges</text:h>
      <text:p text:style-name="Text_20_body">🟢 Operational (L0)<text:line-break/>🟡 Diagnostic (L1)<text:line-break/>🔵 Controlled (L2)<text:line-break/>🟣 Governance (L3)</text:p>
      <text:p text:style-name="Text_20_body">Badge color must be consistent system-wide.</text:p>
      <text:p text:style-name="Horizontal_20_Line"/>
      <text:h text:style-name="Heading_20_2" text:outline-level="2">Technical Enforcement</text:h>
      <text:p text:style-name="Text_20_body">License object fetched on login and cached in memory.</text:p>
      <text:p text:style-name="Text_20_body">Every protected backend endpoint must:</text:p>
      <text:p text:style-name="P1"><text:span text:style-name="Source_20_Text">if (!license.featureFlags.controlledMode) reject(403)</text:span></text:p>
      <text:p text:style-name="Text_20_body">Never rely on UI toggle.</text:p>
      <text:p text:style-name="Horizontal_20_Line"/>
      <text:h text:style-name="Heading_20_1" text:outline-level="1">3️⃣ FEATURE MATRIX</text:h>
      <text:p text:style-name="Text_20_body">Purpose:<text:line-break/>Expose maturity ladder transparently.</text:p>
      <text:p text:style-name="Horizontal_20_Line"/>
      <text:h text:style-name="Heading_20_2" text:outline-level="2">Matrix Structure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  <table:table-cell table:style-name="Table1.A1" office:value-type="string">
              <text:p text:style-name="Table_20_Heading">L3</text:p>
            </table:table-cell>
          </table:table-row>
        </table:table-header-rows>
        <table:table-row>
          <table:table-cell table:style-name="Table1.A1" office:value-type="string">
            <text:p text:style-name="Table_20_Contents">Basic Test Engine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% Raw + % Accuracy Analytic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isk Overview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Pattern Alerts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Adaptive Phas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Controlled Mod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Hard Mod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Governance Dashboard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Override Audit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Text_20_body">Locked features:</text:p>
      <text:list text:style-name="L24">
        <text:list-item>
          <text:p text:style-name="P26">Slight blur</text:p>
        </text:list-item>
        <text:list-item>
          <text:p text:style-name="P26"><text:soft-page-break/>Lock icon</text:p>
        </text:list-item>
        <text:list-item>
          <text:p text:style-name="P26">Tooltip with upgrade note</text:p>
        </text:list-item>
      </text:list>
      <text:p text:style-name="Text_20_body">No hard upsell language.</text:p>
      <text:p text:style-name="Horizontal_20_Line"/>
      <text:h text:style-name="Heading_20_1" text:outline-level="1">4️⃣ ELIGIBILITY PROGRESS</text:h>
      <text:p text:style-name="Text_20_body">(Truth Ladder Engine)</text:p>
      <text:p text:style-name="Text_20_body">Eligibility ≠ automatic upgrade.<text:line-break/>It measures maturity.</text:p>
      <text:p text:style-name="Horizontal_20_Line"/>
      <text:h text:style-name="Heading_20_2" text:outline-level="2">L0 → L1 Eligibility</text:h>
      <text:p text:style-name="Text_20_body">Conditions (example):</text:p>
      <text:list text:style-name="L25">
        <text:list-item>
          <text:p text:style-name="P27">≥ 10 completed tests</text:p>
        </text:list-item>
        <text:list-item>
          <text:p text:style-name="P27">≥ 30 active students</text:p>
        </text:list-item>
        <text:list-item>
          <text:p text:style-name="P27">Difficulty tagging coverage ≥ 90%</text:p>
        </text:list-item>
      </text:list>
      <text:p text:style-name="Text_20_body">UI:</text:p>
      <text:p text:style-name="Text_20_body">Progress bar<text:line-break/>“7 / 10 Tests Completed”</text:p>
      <text:p text:style-name="Horizontal_20_Line"/>
      <text:h text:style-name="Heading_20_2" text:outline-level="2">L1 → L2 Eligibility</text:h>
      <text:p text:style-name="Text_20_body">Conditions:</text:p>
      <text:list text:style-name="L26">
        <text:list-item>
          <text:p text:style-name="P28">≥ 25 diagnostic runs</text:p>
        </text:list-item>
        <text:list-item>
          <text:p text:style-name="P28">Phase adherence metric computed</text:p>
        </text:list-item>
        <text:list-item>
          <text:p text:style-name="P28">Behavioral variance computed</text:p>
        </text:list-item>
      </text:list>
      <text:p text:style-name="Text_20_body">Checklist UI:</text:p>
      <text:p text:style-name="Text_20_body">✔ Diagnostic depth available<text:line-break/>✔ Minimum run volume achieved<text:line-break/>⬜ Behavioral variance threshold</text:p>
      <text:p text:style-name="Horizontal_20_Line"/>
      <text:h text:style-name="Heading_20_2" text:outline-level="2">L2 → L3 Eligibility</text:h>
      <text:p text:style-name="Text_20_body">Invitation-only.</text:p>
      <text:p text:style-name="Text_20_body"><text:soft-page-break/>UI:</text:p>
      <text:p text:style-name="Text_20_body">“Governance Tier available by evaluation.”</text:p>
      <text:p text:style-name="Text_20_body">Optional show:</text:p>
      <text:list text:style-name="L27">
        <text:list-item>
          <text:p text:style-name="P29">Stability Index ≥ 70</text:p>
        </text:list-item>
        <text:list-item>
          <text:p text:style-name="P29">≥ 1 academic year completed</text:p>
        </text:list-item>
      </text:list>
      <text:p text:style-name="Text_20_body">No self-upgrade button.</text:p>
      <text:p text:style-name="Horizontal_20_Line"/>
      <text:h text:style-name="Heading_20_1" text:outline-level="1">5️⃣ USAGE &amp; BILLING</text:h>
      <text:h text:style-name="Heading_20_2" text:outline-level="2">Data Source</text:h>
      <text:p text:style-name="Text_20_body">Vendor API:</text:p>
      <text:p text:style-name="P1"><text:span text:style-name="Source_20_Text">GET /licenseUsage</text:span></text:p>
      <text:p text:style-name="Text_20_body">Vendor side tracks:</text:p>
      <text:list text:style-name="L28">
        <text:list-item>
          <text:p text:style-name="P30">AttemptsUsed</text:p>
        </text:list-item>
        <text:list-item>
          <text:p text:style-name="P30">DistinctStudents</text:p>
        </text:list-item>
        <text:list-item>
          <text:p text:style-name="P30">ActiveAttempts<text:line-break/>As defined in vendor control spreadsheet</text:p>
        </text:list-item>
      </text:list>
      <text:p text:style-name="Horizontal_20_Line"/>
      <text:h text:style-name="Heading_20_2" text:outline-level="2">Display</text:h>
      <text:list text:style-name="L29">
        <text:list-item>
          <text:p text:style-name="P31">Active Students (current month)</text:p>
        </text:list-item>
        <text:list-item>
          <text:p text:style-name="P31">Max Students Allowed</text:p>
        </text:list-item>
        <text:list-item>
          <text:p text:style-name="P31">Remaining Student Slots</text:p>
        </text:list-item>
        <text:list-item>
          <text:p text:style-name="P31">Attempts Used</text:p>
        </text:list-item>
        <text:list-item>
          <text:p text:style-name="P31">Attempts Remaining</text:p>
        </text:list-item>
        <text:list-item>
          <text:p text:style-name="P31">Peak Concurrency</text:p>
        </text:list-item>
        <text:list-item>
          <text:p text:style-name="P31">Max Concurrent Allowed</text:p>
        </text:list-item>
      </text:list>
      <text:p text:style-name="Horizontal_20_Line"/>
      <text:h text:style-name="Heading_20_2" text:outline-level="2">Billing Estimator</text:h>
      <text:p text:style-name="Text_20_body">Example model:</text:p>
      <text:p text:style-name="Text_20_body">L0:<text:line-break/>Base + per active student</text:p>
      <text:p text:style-name="Text_20_body"><text:soft-page-break/>L1:<text:line-break/>Higher base + per active student</text:p>
      <text:p text:style-name="Text_20_body">L2:<text:line-break/>Premium base + per student + mode surcharge</text:p>
      <text:p text:style-name="Text_20_body">L3:<text:line-break/>Annual institutional fee</text:p>
      <text:p text:style-name="Text_20_body">Display:</text:p>
      <text:p text:style-name="Text_20_body">Estimated Current Bill<text:line-break/>Next Billing Date</text:p>
      <text:p text:style-name="Horizontal_20_Line"/>
      <text:h text:style-name="Heading_20_2" text:outline-level="2">Actions</text:h>
      <text:list text:style-name="L30">
        <text:list-item>
          <text:p text:style-name="P32">Download Invoice</text:p>
        </text:list-item>
        <text:list-item>
          <text:p text:style-name="P32">View Billing History</text:p>
        </text:list-item>
        <text:list-item>
          <text:p text:style-name="P32">Update Payment Method</text:p>
        </text:list-item>
        <text:list-item>
          <text:p text:style-name="P32">Contact Support</text:p>
        </text:list-item>
      </text:list>
      <text:p text:style-name="Text_20_body">All redirect to vendor-side services.</text:p>
      <text:p text:style-name="Horizontal_20_Line"/>
      <text:h text:style-name="Heading_20_1" text:outline-level="1">6️⃣ UPGRADE PREVIEW</text:h>
      <text:p text:style-name="Text_20_body">Strategic visualization only.</text:p>
      <text:p text:style-name="Horizontal_20_Line"/>
      <text:h text:style-name="Heading_20_2" text:outline-level="2">If L0</text:h>
      <text:p text:style-name="Text_20_body">Preview:</text:p>
      <text:list text:style-name="L31">
        <text:list-item>
          <text:p text:style-name="P33">Risk Overview (blurred)</text:p>
        </text:list-item>
        <text:list-item>
          <text:p text:style-name="P33">Pattern Alerts (blurred)</text:p>
        </text:list-item>
        <text:list-item>
          <text:p text:style-name="P33">Student Intelligence sample card</text:p>
        </text:list-item>
      </text:list>
      <text:p text:style-name="Horizontal_20_Line"/>
      <text:h text:style-name="Heading_20_2" text:outline-level="2">If L1</text:h>
      <text:p text:style-name="Text_20_body">Preview:</text:p>
      <text:list text:style-name="L32">
        <text:list-item>
          <text:p text:style-name="P34">Controlled Mode toggle (disabled)</text:p>
        </text:list-item>
        <text:list-item>
          <text:p text:style-name="P34">Discipline Index graph</text:p>
        </text:list-item>
        <text:list-item>
          <text:p text:style-name="P34"><text:soft-page-break/>Adaptive Phase preview</text:p>
        </text:list-item>
      </text:list>
      <text:p text:style-name="Horizontal_20_Line"/>
      <text:h text:style-name="Heading_20_2" text:outline-level="2">If L2</text:h>
      <text:p text:style-name="Text_20_body">Preview:</text:p>
      <text:list text:style-name="L33">
        <text:list-item>
          <text:p text:style-name="P35">Stability Index gauge</text:p>
        </text:list-item>
        <text:list-item>
          <text:p text:style-name="P35">Batch Risk Heatmap</text:p>
        </text:list-item>
        <text:list-item>
          <text:p text:style-name="P35">Override Audit sample</text:p>
        </text:list-item>
      </text:list>
      <text:p text:style-name="Horizontal_20_Line"/>
      <text:p text:style-name="Text_20_body">Upgrade Action:</text:p>
      <text:list text:style-name="L34">
        <text:list-item>
          <text:p text:style-name="P36">“Request Upgrade”</text:p>
        </text:list-item>
        <text:list-item>
          <text:p text:style-name="P36">“Schedule Evaluation”</text:p>
        </text:list-item>
        <text:list-item>
          <text:p text:style-name="P36">No direct layer switching</text:p>
        </text:list-item>
      </text:list>
      <text:p text:style-name="Text_20_body">Vendor must approve.</text:p>
      <text:p text:style-name="Horizontal_20_Line"/>
      <text:h text:style-name="Heading_20_1" text:outline-level="1">7️⃣ LICENSE HISTORY</text:h>
      <text:p text:style-name="Text_20_body">Immutable subcollection:</text:p>
      <text:p text:style-name="P1"><text:span text:style-name="Source_20_Text">institutes/{id}/licenseHistory/{eventId}</text:span></text:p>
      <text:p text:style-name="Text_20_body">Fields:</text:p>
      <text:list text:style-name="L35">
        <text:list-item>
          <text:p text:style-name="P37">timestamp</text:p>
        </text:list-item>
        <text:list-item>
          <text:p text:style-name="P37">previousLayer</text:p>
        </text:list-item>
        <text:list-item>
          <text:p text:style-name="P37">newLayer</text:p>
        </text:list-item>
        <text:list-item>
          <text:p text:style-name="P37">billingChange</text:p>
        </text:list-item>
        <text:list-item>
          <text:p text:style-name="P37">reason</text:p>
        </text:list-item>
        <text:list-item>
          <text:p text:style-name="P37">actor (vendor/system)</text:p>
        </text:list-item>
      </text:list>
      <text:p text:style-name="Text_20_body">Display:</text:p>
      <text:p text:style-name="Text_20_body">Timeline view.</text:p>
      <text:p text:style-name="Text_20_body">No edit option.</text:p>
      <text:p text:style-name="Horizontal_20_Line"/>
      <text:h text:style-name="Heading_20_1" text:outline-level="1"><text:soft-page-break/>8️⃣ LICENSE OBJECT (FINAL MODEL)</text:h>
      <text:p text:style-name="Preformatted_20_Text"><text:span text:style-name="Source_20_Text">{</text:span></text:p>
      <text:p text:style-name="Preformatted_20_Text"><text:span text:style-name="Source_20_Text"><text:s text:c="2"/>"currentLayer": "L2",</text:span></text:p>
      <text:p text:style-name="Preformatted_20_Text"><text:span text:style-name="Source_20_Text"><text:s text:c="2"/>"planName": "Controlled",</text:span></text:p>
      <text:p text:style-name="Preformatted_20_Text"><text:span text:style-name="Source_20_Text"><text:s text:c="2"/>"billingCycle": "Monthly",</text:span></text:p>
      <text:p text:style-name="Preformatted_20_Text"><text:span text:style-name="Source_20_Text"><text:s text:c="2"/>"startDate": "2026-01-01",</text:span></text:p>
      <text:p text:style-name="Preformatted_20_Text"><text:span text:style-name="Source_20_Text"><text:s text:c="2"/>"expiryDate": "2026-12-31",</text:span></text:p>
      <text:p text:style-name="Preformatted_20_Text"><text:span text:style-name="Source_20_Text"><text:s text:c="2"/>"maxStudents": 200,</text:span></text:p>
      <text:p text:style-name="Preformatted_20_Text"><text:span text:style-name="Source_20_Text"><text:s text:c="2"/>"maxConcurrent": 40,</text:span></text:p>
      <text:p text:style-name="Preformatted_20_Text"><text:span text:style-name="Source_20_Text"><text:s text:c="2"/>"eligibilityFlags": {</text:span></text:p>
      <text:p text:style-name="Preformatted_20_Text"><text:span text:style-name="Source_20_Text"><text:s text:c="4"/>"l1Eligible": true,</text:span></text:p>
      <text:p text:style-name="Preformatted_20_Text"><text:span text:style-name="Source_20_Text"><text:s text:c="4"/>"l2Eligible": false,</text:span></text:p>
      <text:p text:style-name="Preformatted_20_Text"><text:span text:style-name="Source_20_Text"><text:s text:c="4"/>"l3Eligible"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atureFlags": {</text:span></text:p>
      <text:p text:style-name="Preformatted_20_Text"><text:span text:style-name="Source_20_Text"><text:s text:c="4"/>"riskOverview": true,</text:span></text:p>
      <text:p text:style-name="Preformatted_20_Text"><text:span text:style-name="Source_20_Text"><text:s text:c="4"/>"controlledMode": true,</text:span></text:p>
      <text:p text:style-name="Preformatted_20_Text"><text:span text:style-name="Source_20_Text"><text:s text:c="4"/>"adaptivePhase": true,</text:span></text:p>
      <text:p text:style-name="Preformatted_20_Text"><text:span text:style-name="Source_20_Text"><text:s text:c="4"/>"governanceAccess"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status": "Active"</text:span></text:p>
      <text:p text:style-name="P1"><text:span text:style-name="Source_20_Text">}</text:span></text:p>
      <text:p text:style-name="Text_20_body">License document must be:</text:p>
      <text:list text:style-name="L36">
        <text:list-item>
          <text:p text:style-name="P38">Vendor-signed (optional HMAC)</text:p>
        </text:list-item>
        <text:list-item>
          <text:p text:style-name="P38">Immutable from institute side</text:p>
        </text:list-item>
        <text:list-item>
          <text:p text:style-name="P38">Cached short-term</text:p>
        </text:list-item>
        <text:list-item>
          <text:p text:style-name="P38">Refreshed periodically</text:p>
        </text:list-item>
      </text:list>
      <text:p text:style-name="Horizontal_20_Line"/>
      <text:h text:style-name="Heading_20_1" text:outline-level="1">9️⃣ BACKEND ENFORCEMENT MATRIX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pability</text:p>
            </table:table-cell>
            <table:table-cell table:style-name="Table2.A1" office:value-type="string">
              <text:p text:style-name="Table_20_Heading">Enforcement</text:p>
            </table:table-cell>
          </table:table-row>
        </table:table-header-rows>
        <table:table-row>
          <table:table-cell table:style-name="Table2.A1" office:value-type="string">
            <text:p text:style-name="Table_20_Contents">Controlled Mode</text:p>
          </table:table-cell>
          <table:table-cell table:style-name="Table2.A1" office:value-type="string">
            <text:p text:style-name="Table_20_Contents">Reject if !featureFlags.controlledMode</text:p>
          </table:table-cell>
        </table:table-row>
        <table:table-row>
          <table:table-cell table:style-name="Table2.A1" office:value-type="string">
            <text:p text:style-name="Table_20_Contents">Governance Dashboard</text:p>
          </table:table-cell>
          <table:table-cell table:style-name="Table2.A1" office:value-type="string">
            <text:p text:style-name="Table_20_Contents">Reject if !featureFlags.governanceAccess</text:p>
          </table:table-cell>
        </table:table-row>
        <table:table-row>
          <table:table-cell table:style-name="Table2.A1" office:value-type="string">
            <text:p text:style-name="Table_20_Contents">Hard Mode</text:p>
          </table:table-cell>
          <table:table-cell table:style-name="Table2.A1" office:value-type="string">
            <text:p text:style-name="Table_20_Contents">Reject if !featureFlags.hardMode</text:p>
          </table:table-cell>
        </table:table-row>
        <table:table-row>
          <table:table-cell table:style-name="Table2.A1" office:value-type="string">
            <text:p text:style-name="Table_20_Contents">Adaptive Phase</text:p>
          </table:table-cell>
          <table:table-cell table:style-name="Table2.A1" office:value-type="string">
            <text:p text:style-name="Table_20_Contents">Reject if !featureFlags.adaptivePhase</text:p>
          </table:table-cell>
        </table:table-row>
      </table:table>
      <text:p text:style-name="Text_20_body">Reject with:</text:p>
      <text:p text:style-name="Preformatted_20_Text"><text:span text:style-name="Source_20_Text">{</text:span></text:p>
      <text:p text:style-name="Preformatted_20_Text"><text:span text:style-name="Source_20_Text"><text:s text:c="2"/>"error": "FeatureNotLicensed",</text:span></text:p>
      <text:p text:style-name="Preformatted_20_Text"><text:span text:style-name="Source_20_Text"><text:s text:c="2"/>"requiredLayer": "L2"</text:span></text:p>
      <text:p text:style-name="P1"><text:span text:style-name="Source_20_Text">}</text:span></text:p>
      <text:p text:style-name="Text_20_body">UI handles gracefully.</text:p>
      <text:p text:style-name="Horizontal_20_Line"/>
      <text:h text:style-name="Heading_20_1" text:outline-level="1"><text:soft-page-break/>🔟 HOT–WARM–COLD STORAGE ALIGNMENT</text:h>
      <text:p text:style-name="Text_20_body">License:</text:p>
      <text:p text:style-name="Text_20_body">HOT document<text:line-break/>Read frequently<text:line-break/>Tiny payload</text:p>
      <text:p text:style-name="Text_20_body">LicenseHistory:</text:p>
      <text:p text:style-name="Text_20_body">WARM<text:line-break/>Rare reads</text:p>
      <text:p text:style-name="Text_20_body">Billing logs:</text:p>
      <text:p text:style-name="Text_20_body">Vendor-side only</text:p>
      <text:p text:style-name="Text_20_body">No heavy storage footprint.</text:p>
      <text:p text:style-name="Horizontal_20_Line"/>
      <text:h text:style-name="Heading_20_1" text:outline-level="1">1️⃣1️⃣ SECURITY RULES</text:h>
      <text:p text:style-name="Text_20_body">Institute cannot:</text:p>
      <text:list text:style-name="L37">
        <text:list-item>
          <text:p text:style-name="P39">Modify license doc</text:p>
        </text:list-item>
        <text:list-item>
          <text:p text:style-name="P39">Increase maxStudents</text:p>
        </text:list-item>
        <text:list-item>
          <text:p text:style-name="P39">Disable limits</text:p>
        </text:list-item>
        <text:list-item>
          <text:p text:style-name="P39">Bypass feature flags</text:p>
        </text:list-item>
        <text:list-item>
          <text:p text:style-name="P39">Modify eligibility</text:p>
        </text:list-item>
      </text:list>
      <text:p text:style-name="Text_20_body">All enforcement via vendor control sheet</text:p>
      <text:p text:style-name="Text_20_body">Even if institute redeploys script:<text:line-break/>Vendor validates instituteId and limits server-side.</text:p>
      <text:p text:style-name="Horizontal_20_Line"/>
      <text:h text:style-name="Heading_20_1" text:outline-level="1">1️⃣2️⃣ COMPLETE LAYERED POSITIONING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Layer</text:p>
            </table:table-cell>
            <table:table-cell table:style-name="Table3.A1" office:value-type="string">
              <text:p text:style-name="Table_20_Heading">Academic Depth</text:p>
            </table:table-cell>
            <table:table-cell table:style-name="Table3.A1" office:value-type="string">
              <text:p text:style-name="Table_20_Heading">Behavioral Depth</text:p>
            </table:table-cell>
            <table:table-cell table:style-name="Table3.A1" office:value-type="string">
              <text:p text:style-name="Table_20_Heading">Structural Control</text:p>
            </table:table-cell>
            <table:table-cell table:style-name="Table3.A1" office:value-type="string">
              <text:p text:style-name="Table_20_Heading">Institutional Oversight</text:p>
            </table:table-cell>
          </table:table-row>
        </table:table-header-rows>
        <table:table-row>
          <table:table-cell table:style-name="Table3.A1" office:value-type="string">
            <text:p text:style-name="Table_20_Contents">L0</text:p>
          </table:table-cell>
          <table:table-cell table:style-name="Table3.A1" office:value-type="string">
            <text:p text:style-name="Table_20_Contents">Basic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one</text:p>
          </table:table-cell>
        </table:table-row>
        <table:table-row>
          <table:table-cell table:style-name="Table3.A1" office:value-type="string">
            <text:p text:style-name="Table_20_Contents">L1</text:p>
          </table:table-cell>
          <table:table-cell table:style-name="Table3.A1" office:value-type="string">
            <text:p text:style-name="Table_20_Contents">Diagnostic</text:p>
          </table:table-cell>
          <table:table-cell table:style-name="Table3.A1" office:value-type="string">
            <text:p text:style-name="Table_20_Contents">Risk Signals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one</text:p>
          </table:table-cell>
        </table:table-row>
        <table:table-row>
          <table:table-cell table:style-name="Table3.A1" office:value-type="string">
            <text:p text:style-name="Table_20_Contents">L2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Enforcement</text:p>
          </table:table-cell>
          <table:table-cell table:style-name="Table3.A1" office:value-type="string">
            <text:p text:style-name="Table_20_Contents">Mode Control</text:p>
          </table:table-cell>
          <table:table-cell table:style-name="Table3.A1" office:value-type="string">
            <text:p text:style-name="Table_20_Contents">None</text:p>
          </table:table-cell>
        </table:table-row>
        <table:table-row>
          <table:table-cell table:style-name="Table3.A1" office:value-type="string">
            <text:p text:style-name="Table_20_Contents">L3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Enforcement</text:p>
          </table:table-cell>
          <table:table-cell table:style-name="Table3.A1" office:value-type="string">
            <text:p text:style-name="Table_20_Contents">Mode Control</text:p>
          </table:table-cell>
          <table:table-cell table:style-name="Table3.A1" office:value-type="string">
            <text:p text:style-name="Table_20_Contents">Governance</text:p>
          </table:table-cell>
        </table:table-row>
      </table:table>
      <text:p text:style-name="Text_20_body">Licensing is what activates these columns.</text:p>
      <text:p text:style-name="Horizontal_20_Line"><text:soft-page-break/></text:p>
      <text:h text:style-name="Heading_20_1" text:outline-level="1">FINAL LICENSING SUMMARY</text:h>
      <text:p text:style-name="Text_20_body">Licensing now provides:</text:p>
      <text:p text:style-name="Text_20_body">✔ Layer visibility<text:line-break/>✔ Feature access control<text:line-break/>✔ Eligibility tracking<text:line-break/>✔ Billing transparency<text:line-break/>✔ Upgrade preview<text:line-break/>✔ Vendor-enforced backend validation<text:line-break/>✔ Immutable audit history<text:line-break/>✔ Separation of commercial &amp; academic domains</text:p>
      <text:p text:style-name="Text_20_body">It is:</text:p>
      <text:p text:style-name="Text_20_body">The commercial spine.<text:line-break/>The capability gatekeeper.<text:line-break/>The maturity ladder.<text:line-break/>The enforcement trigger.</text:p>
      <text:p text:style-name="Horizontal_20_Line"/>
      <text:p text:style-name="Text_20_body">Your system architecture is now fully layered:</text:p>
      <text:p text:style-name="Text_20_body">Overview<text:line-break/>Students<text:line-break/>Question Bank<text:line-break/>Tests<text:line-break/>Assignments<text:line-break/>Analytics<text:line-break/>Insights<text:line-break/>Governance<text:line-break/>Settings<text:line-break/>Licensing</text:p>
      <text:p text:style-name="Text_20_body">Next, we can engineer:</text:p>
      <text:list text:style-name="L38">
        <text:list-item>
          <text:p text:style-name="P40">Full API contract specification (Admin + Test Portal + Vendor)</text:p>
        </text:list-item>
        <text:list-item>
          <text:p text:style-name="P40">Microservice boundary map</text:p>
        </text:list-item>
        <text:list-item>
          <text:p text:style-name="P40">Firestore schema complete tree</text:p>
        </text:list-item>
        <text:list-item>
          <text:p text:style-name="P40">3-year development roadmap</text:p>
        </text:list-item>
        <text:list-item>
          <text:p text:style-name="P40">Investor-ready product architecture deck</text:p>
        </text:list-item>
      </text:list>
      <text:p text:style-name="Text_20_body">Tell me the next module to formaliz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28:30.546000000</meta:creation-date>
    <dc:date>2026-02-27T21:42:56.855633356</dc:date>
    <meta:editing-duration>PT4M57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10" meta:paragraph-count="312" meta:word-count="989" meta:character-count="6478" meta:non-whitespace-character-count="5813"/>
  </office:meta>
</office:document-meta>
</file>